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0cf00e" officeooo:paragraph-rsid="000cf00e"/>
    </style:style>
    <style:style style:name="P4" style:family="paragraph" style:parent-style-name="Standard">
      <style:paragraph-properties fo:text-align="justify" style:justify-single-word="false"/>
      <style:text-properties officeooo:rsid="000cf00e" officeooo:paragraph-rsid="000dacc4"/>
    </style:style>
    <style:style style:name="P5" style:family="paragraph" style:parent-style-name="Standard">
      <style:paragraph-properties fo:text-align="justify" style:justify-single-word="false"/>
      <style:text-properties officeooo:rsid="000dacc4" officeooo:paragraph-rsid="000dacc4"/>
    </style:style>
    <style:style style:name="P6" style:family="paragraph" style:parent-style-name="Standard" style:master-page-name="Standard">
      <style:paragraph-properties fo:text-align="center" style:justify-single-word="false" style:page-number="auto"/>
    </style:style>
    <style:style style:name="T1" style:family="text">
      <style:text-properties officeooo:rsid="000dac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P Project</text:p>
      <text:p text:style-name="P1">Supervisor: Dr.Maryam Mouzarani</text:p>
      <text:p text:style-name="P1">By: Kiavash Fathi and Mahdi Alikhasti</text:p>
      <text:p text:style-name="P1"/>
      <text:p text:style-name="P2">In this project a bouncy object will be controlled via keyboard and<text:bookmark text:name="_GoBack"/> there will be pads for it to bounce on. While playing this game the player will face some enemies which have to be dealt with.</text:p>
      <text:p text:style-name="P2">The graphic will be handled via Adobe Photoshop and Adobe Flash. Adobe Flash will be used to create a dynamic environment namely the back ground and the object themselves.</text:p>
      <text:p text:style-name="P2">It is to be that the sound on the background change due to some random functions and process. (Only as a theory) which was first done by electronic arts in Need for Speed 3 many years ago and was never repeated.</text:p>
      <text:p text:style-name="P2">The main program will be written via Qt as the main controller of the flow of the game.</text:p>
      <text:p text:style-name="P2">As respected there will be a class for handling the events and the flow of the game. A main class for the events to respond to. Pad classes (there will be many types of pads for the object to bounce on and this characteristic will be handled via the use of polymorphism). For example, there will be a difference in the response to the triggered object and some other primitive behaviors.</text:p>
      <text:p text:style-name="P2"><text:s/>There will be also classes for the enemies and for the bonuses and the boundaries. Boundaries somehow share some qualities with pads so there can be a subtle use of polymorphism.</text:p>
      <text:p text:style-name="P2">The main character and the enemies will also have some common characteristics. For example, the response to the pads and the boundaries.</text:p>
      <text:p text:style-name="P2">Bonuses are the objects which make the game more interesting and more exciting so we will try to add as many as possible kinds of such objects. These objects will control some attributes of the main character or the enemies so there we can use association. Bonuses will have some common characteristics so there will a use of polymorphism among these classes.</text:p>
      <text:p text:style-name="P2">Such objects will be added to the game by chance so there will be a use of statistics and probabilities so that the game will look rational and playable.</text:p>
      <text:p text:style-name="P2">There will also be some classes used for adding some visual effects which don`t play a role in the game. They will make the visual of the game sound more interesting and different. These objects will also be designed via Adobe Flash. As the matter of fact the Movie Clip objects in Adobe Flash can have an animation within themselves and can handle triggers and listeners in contrary to graphic symbols.</text:p>
      <text:p text:style-name="P2">The designer will attempt to use coding and coded filters to achieve a smoother game. Since the excessive use of visual filters will make the GPU to process a lot of filters although they can be achieved via coding. The inappropriate use of visual filters will lower the performance of the game no matter how simple the game is.</text:p>
      <text:p text:style-name="P2">The GPU has to handle a lot of vector graphics as the output format of Adobe Flash (.swf) is large in size and great in quality but this can cause the program to experience some lags.</text:p>
      <text:p text:style-name="P3"><text:soft-page-break/>Classes and Relations</text:p>
      <text:p text:style-name="P3"/>
      <text:p text:style-name="P3">Qtmain class ::</text:p>
      <text:p text:style-name="P3"><text:tab/>main class to handle the events and objects</text:p>
      <text:p text:style-name="P3"><text:tab/>use some slot and signal as a multi-thread programming to handle events</text:p>
      <text:p text:style-name="P3">user::</text:p>
      <text:p text:style-name="P3"><text:tab/>there will be a object of this class that user <text:span text:style-name="T1">will be interaction with it.</text:span></text:p>
      <text:p text:style-name="P3"><text:tab/><text:span text:style-name="T1">This class have some methods such as :: </text:span></text:p>
      <text:p text:style-name="P3"><text:tab/><text:tab/><text:span text:style-name="T1">v0: the base speed for jumping</text:span></text:p>
      <text:p text:style-name="P3"><text:tab/><text:tab/><text:span text:style-name="T1">v: the vertical speed</text:span></text:p>
      <text:p text:style-name="P3"><text:tab/><text:tab/><text:span text:style-name="T1">life: maximum 100</text:span></text:p>
      <text:p text:style-name="P3"><text:tab/><text:tab/><text:span text:style-name="T1">posx : position in x</text:span></text:p>
      <text:p text:style-name="P3"><text:tab/><text:tab/><text:span text:style-name="T1">posy : position in y</text:span></text:p>
      <text:p text:style-name="P3"><text:tab/><text:span text:style-name="T1">and some behaviors:</text:span></text:p>
      <text:p text:style-name="P3"><text:tab/><text:tab/><text:span text:style-name="T1">move: move (posx and posy)the object base on v</text:span></text:p>
      <text:p text:style-name="P3"/>
      <text:p text:style-name="P3">enemy::</text:p>
      <text:p text:style-name="P4"><text:tab/><text:span text:style-name="T1">associated with user</text:span></text:p>
      <text:p text:style-name="P4"><text:tab/>an enemy base class. There will be some derived class and polymorphism object<text:span text:style-name="T1">s</text:span>.</text:p>
      <text:p text:style-name="P4"><text:tab/><text:span text:style-name="T1">Base on derived classes, if user hit the enemies, his life will be decreased.</text:span> </text:p>
      <text:p text:style-name="P3">Boundaries::</text:p>
      <text:p text:style-name="P4"><text:tab/><text:span text:style-name="T1">associated with user</text:span></text:p>
      <text:p text:style-name="P3"><text:tab/><text:span text:style-name="T1">if user hit the upper boundaries, the game will be over</text:span></text:p>
      <text:p text:style-name="P3"><text:tab/><text:span text:style-name="T1">and the boundaries in the left side and right side dont let the user’s posx to be more or less than <text:tab/>windows size</text:span></text:p>
      <text:p text:style-name="P3">Bonuses::</text:p>
      <text:p text:style-name="P4"><text:tab/><text:span text:style-name="T1">associated with user</text:span></text:p>
      <text:p text:style-name="P4"><text:tab/><text:span text:style-name="T1">there will be some derived class of the bonuses and a polymorphism that if user hit theme, <text:tab/>some ability will give to user (increasing v0, shield from enemies and so on)</text:span></text:p>
      <text:p text:style-name="P5"><text:soft-page-break/>pads::</text:p>
      <text:p text:style-name="P5"><text:tab/>associated with user</text:p>
      <text:p text:style-name="P5"><text:tab/>user should jumping on pads. The goal is to jumping through pads and dont fall down.</text:p>
      <text:p text:style-name="P5"><text:tab/>Each pad help the user to go up (makes v = v0) </text:p>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ft</meta:initial-creator>
    <meta:editing-cycles>2</meta:editing-cycles>
    <meta:creation-date>2017-05-27T12:47:00</meta:creation-date>
    <dc:date>2017-05-27T18:38:25.538793079</dc:date>
    <meta:editing-duration>PT35M11S</meta:editing-duration>
    <meta:generator>LibreOffice/5.1.4.2$Linux_X86_64 LibreOffice_project/10m0$Build-2</meta:generator>
    <meta:document-statistic meta:table-count="0" meta:image-count="0" meta:object-count="0" meta:page-count="3" meta:paragraph-count="45" meta:word-count="738" meta:character-count="4081" meta:non-whitespace-character-count="33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